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ick &amp; Mortar : magasin physique → click &amp; Mortar : création de site</text:p>
      <text:p text:style-name="Standard">Pure player : site e-commerce → <text:s/>lancement d'un magasi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lenn Rimmer</meta:initial-creator>
    <meta:creation-date>2017-03-21T15:32:41.38</meta:creation-date>
    <dc:date>2017-03-21T15:39:51.76</dc:date>
    <dc:creator>Glenn Rimmer</dc:creator>
    <meta:editing-duration>PT7M10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" meta:word-count="23" meta:character-count="124"/>
  </office:meta>
</office:document-meta>
</file>